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546"/>
    </style:style>
    <style:style style:name="P2" style:family="paragraph" style:parent-style-name="Standard">
      <style:text-properties officeooo:paragraph-rsid="00278fc3"/>
    </style:style>
    <style:style style:name="P3" style:family="paragraph" style:parent-style-name="Standard">
      <style:paragraph-properties fo:line-height="115%"/>
      <style:text-properties officeooo:paragraph-rsid="001ca546"/>
    </style:style>
    <style:style style:name="P4" style:family="paragraph" style:parent-style-name="Standard">
      <style:text-properties officeooo:paragraph-rsid="002a8c93"/>
    </style:style>
    <style:style style:name="P5" style:family="paragraph" style:parent-style-name="Standard">
      <style:text-properties officeooo:paragraph-rsid="002a9d57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paragraph-rsid="002a9d57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9" style:family="paragraph" style:parent-style-name="Standard" style:list-style-name="L1">
      <style:paragraph-properties fo:line-height="115%"/>
      <style:text-properties officeooo:paragraph-rsid="0032f20e"/>
    </style:style>
    <style:style style:name="P10" style:family="paragraph" style:parent-style-name="Standard" style:list-style-name="L2">
      <style:text-properties officeooo:paragraph-rsid="002a8c93"/>
    </style:style>
    <style:style style:name="P11" style:family="paragraph" style:parent-style-name="Standard" style:list-style-name="L2">
      <style:text-properties officeooo:paragraph-rsid="002a9d57"/>
    </style:style>
    <style:style style:name="P12" style:family="paragraph" style:parent-style-name="Standard" style:list-style-name="L2">
      <style:text-properties officeooo:paragraph-rsid="001ea271"/>
    </style:style>
    <style:style style:name="P13" style:family="paragraph" style:parent-style-name="Standard" style:list-style-name="L2">
      <style:text-properties officeooo:rsid="002a9d57" officeooo:paragraph-rsid="002a9d57"/>
    </style:style>
    <style:style style:name="P14" style:family="paragraph" style:parent-style-name="Standard" style:list-style-name="L1">
      <style:paragraph-properties fo:line-height="115%"/>
      <style:text-properties officeooo:rsid="0032f20e" officeooo:paragraph-rsid="0032f20e"/>
    </style:style>
    <style:style style:name="P15" style:family="paragraph" style:parent-style-name="Standard" style:list-style-name="L11">
      <style:text-properties officeooo:rsid="0032f20e" officeooo:paragraph-rsid="0032f20e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paragraph-rsid="00278fc3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style:text-underline-style="solid" style:text-underline-width="auto" style:text-underline-color="font-color" fo:font-weight="bold" officeooo:rsid="0032f20e" officeooo:paragraph-rsid="0032f20e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officeooo:paragraph-rsid="002a9d57"/>
    </style:style>
    <style:style style:name="P20" style:family="paragraph" style:parent-style-name="Standard">
      <style:text-properties fo:font-size="13pt" style:text-underline-style="none" fo:font-weight="normal" officeooo:rsid="0032f20e" officeooo:paragraph-rsid="0032f20e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11">
      <style:text-properties fo:font-weight="bold" officeooo:rsid="0032f20e" officeooo:paragraph-rsid="0032f20e" style:font-weight-asian="bold" style:font-weight-complex="bold"/>
    </style:style>
    <style:style style:name="P22" style:family="paragraph" style:parent-style-name="Standard" style:list-style-name="L2">
      <style:text-properties fo:font-weight="bold" officeooo:paragraph-rsid="002a8c93" style:font-weight-asian="bold" style:font-weight-complex="bold"/>
    </style:style>
    <style:style style:name="P23" style:family="paragraph" style:parent-style-name="Standard" style:list-style-name="L4">
      <style:paragraph-properties fo:margin-top="0.101cm" fo:margin-bottom="0.101cm" loext:contextual-spacing="false"/>
      <style:text-properties officeooo:paragraph-rsid="00278fc3"/>
    </style:style>
    <style:style style:name="P24" style:family="paragraph" style:parent-style-name="Standard" style:list-style-name="L4">
      <style:paragraph-properties fo:margin-top="0.101cm" fo:margin-bottom="0.101cm" loext:contextual-spacing="false"/>
      <style:text-properties officeooo:paragraph-rsid="00340672"/>
    </style:style>
    <style:style style:name="P25" style:family="paragraph" style:parent-style-name="Standard" style:list-style-name="L4">
      <style:paragraph-properties fo:margin-top="0.101cm" fo:margin-bottom="0.101cm" loext:contextual-spacing="false"/>
      <style:text-properties officeooo:rsid="0032f20e" officeooo:paragraph-rsid="0032f20e"/>
    </style:style>
    <style:style style:name="T1" style:family="text">
      <style:text-properties officeooo:rsid="00247b8f"/>
    </style:style>
    <style:style style:name="T2" style:family="text">
      <style:text-properties officeooo:rsid="002d5ba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0672" style:font-weight-asian="bold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officeooo:rsid="0032f20e"/>
    </style:style>
    <style:style style:name="T7" style:family="text">
      <style:text-properties officeooo:rsid="003312f6"/>
    </style:style>
    <style:style style:name="T8" style:family="text">
      <style:text-properties officeooo:rsid="00340672"/>
    </style:style>
    <style:style style:name="T9" style:family="text">
      <style:text-properties officeooo:rsid="0036c0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vanshi Singh</text:p>
      <text:p text:style-name="P8">devanshisingh6b@gmail.com | 9953471696 <text:span text:style-name="T7">|</text:span> <text:span text:style-name="T7">Prayagraj, Uttar Pradesh 211002</text:span></text:p>
      <text:p text:style-name="P1"/>
      <text:p text:style-name="P5"><text:span text:style-name="T5">Summary</text:span><text:tab/></text:p>
      <text:p text:style-name="P5"><text:tab/></text:p>
      <text:p text:style-name="P3">Ambitious <text:span text:style-name="T6">and hard-working undergraduate student looking for hands-on experience in a professional environment. Having technical skills like Data Science, Web Development, etc. and a knack of Content Writing.</text:span> </text:p>
      <text:p text:style-name="Standard"/>
      <text:p text:style-name="P7">Skills<text:tab/></text:p>
      <text:p text:style-name="P5"><text:tab/><text:tab/></text:p>
      <text:list xml:id="list770482939" text:style-name="L1">
        <text:list-item>
          <text:p text:style-name="P14">Research</text:p>
        </text:list-item>
        <text:list-item>
          <text:p text:style-name="P14">Time Management</text:p>
        </text:list-item>
        <text:list-item>
          <text:p text:style-name="P14">Editing</text:p>
        </text:list-item>
        <text:list-item>
          <text:p text:style-name="P14">Fluent in English and Hindi</text:p>
        </text:list-item>
        <text:list-item>
          <text:p text:style-name="P9"><text:span text:style-name="T6">Technical tools used in Content Writing</text:span></text:p>
        </text:list-item>
      </text:list>
      <text:p text:style-name="P1"/>
      <text:p text:style-name="P16">Education</text:p>
      <text:p text:style-name="Standard"/>
      <text:list xml:id="list455647067" text:style-name="L2">
        <text:list-item>
          <text:p text:style-name="P22">MBA Tech in Computer Science</text:p>
          <text:p text:style-name="P10">Narsee Monjee Institue Of Management Studies, Shirpur</text:p>
          <text:p text:style-name="P11">Expected in 2023</text:p>
          <text:p text:style-name="P13"><text:span text:style-name="T2">Scored </text:span>3.<text:span text:style-name="T9">53</text:span> / 4.0 (till date)</text:p>
        </text:list-item>
      </text:list>
      <text:p text:style-name="P4"/>
      <text:list xml:id="list163947168644260" text:continue-numbering="true" text:style-name="L2">
        <text:list-item>
          <text:p text:style-name="P22">B. Tech (Hons.) in Machine Learning And Data Analytics</text:p>
          <text:p text:style-name="P12">Narsee Monjee Institue Of Management Studies, Shirpur</text:p>
          <text:p text:style-name="P11">Expected in 2022</text:p>
        </text:list-item>
      </text:list>
      <text:p text:style-name="P5"/>
      <text:p text:style-name="P18">Work Experience</text:p>
      <text:p text:style-name="P20"/>
      <text:list xml:id="list1228345189" text:style-name="L11">
        <text:list-item>
          <text:p text:style-name="P21">Content Writing Intern</text:p>
          <text:p text:style-name="P15">PnewsSirfSach</text:p>
          <text:p text:style-name="P15">3 months (May 2020 – July 2020)</text:p>
          <text:p text:style-name="P15"/>
        </text:list-item>
        <text:list-item>
          <text:p text:style-name="P21">Campus Ambassador</text:p>
          <text:p text:style-name="P15">Techfest, IIT Bombay</text:p>
          <text:p text:style-name="P15">10 months (July 2019 – April 2020)</text:p>
          <text:p text:style-name="P15"/>
        </text:list-item>
      </text:list>
      <text:p text:style-name="P17">Certifications</text:p>
      <text:p text:style-name="P2"/>
      <text:list xml:id="list2809347522" text:style-name="L4">
        <text:list-item>
          <text:p text:style-name="P23"><text:span text:style-name="T3">Business English: Management and Leadership</text:span> <text:span text:style-name="T6">offered by Arizona State Unviersity </text:span></text:p>
        </text:list-item>
        <text:list-item>
          <text:p text:style-name="P23"><text:span text:style-name="T3">Business English: Marketing and Sales</text:span> <text:span text:style-name="T6">offered by Arizona State University</text:span></text:p>
        </text:list-item>
        <text:list-item>
          <text:p text:style-name="P23"><text:span text:style-name="T3">Business English: Finance and Economics </text:span><text:span text:style-name="T6">offered by Arizona State University</text:span></text:p>
        </text:list-item>
        <text:list-item>
          <text:p text:style-name="P25"><text:span text:style-name="T3">Business English: Networking</text:span> offered by University of Washington</text:p>
        </text:list-item>
        <text:list-item>
          <text:p text:style-name="P23"><text:span text:style-name="T3">Work Smarter, Not Harder: Time Management for Personal &amp; Professional Productivity </text:span><text:span text:style-name="T1">by University of California, Irvine </text:span></text:p>
        </text:list-item>
        <text:list-item>
          <text:p text:style-name="P24"><text:span text:style-name="T4">Blogging as a Business</text:span><text:span text:style-name="T8"> Workshop conducted by Ishan Sehg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9:33:41.608865536</meta:creation-date>
    <dc:date>2020-11-17T16:39:46.479371280</dc:date>
    <meta:editing-duration>PT1H36M3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09" meta:character-count="1327" meta:non-whitespace-character-count="1166"/>
  </office:meta>
</office:document-meta>
</file>